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ple SD 산돌고딕 Neo" svg:font-family="'Apple SD 산돌고딕 Neo'" style:font-pitch="variable"/>
    <style:font-face style:name="AppleSDGothicNeo-Regular" svg:font-family="AppleSDGothicNeo-Regular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나눔고딕" svg:font-family="나눔고딕" style:font-family-generic="system" style:font-pitch="variable"/>
    <style:font-face style:name="나눔명조" svg:font-family="나눔명조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loext:opacity="0%" style:font-name="Apple SD 산돌고딕 Neo" fo:font-size="12pt" style:font-name-asian="Apple SD 산돌고딕 Neo" style:font-size-asian="12pt"/>
    </style:style>
    <style:style style:name="P2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loext:opacity="0%" style:font-name="Apple SD 산돌고딕 Neo" fo:font-size="12pt" officeooo:paragraph-rsid="0013f830" style:font-name-asian="Apple SD 산돌고딕 Neo" style:font-size-asian="12pt"/>
    </style:style>
    <style:style style:name="P3" style:family="paragraph" style:parent-style-name="Standard">
      <style:text-properties style:use-window-font-color="true" loext:opacity="0%" style:font-name="Apple SD 산돌고딕 Neo" fo:font-size="12pt" officeooo:paragraph-rsid="00151cc1" style:font-name-asian="Apple SD 산돌고딕 Neo" style:font-size-asian="12pt"/>
    </style:style>
    <style:style style:name="P4" style:family="paragraph" style:parent-style-name="Standard" style:list-style-name="L1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paragraph-rsid="00151cc1"/>
    </style:style>
    <style:style style:name="P5" style:family="paragraph" style:parent-style-name="Standard" style:list-style-name="L2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Apple SD 산돌고딕 Neo" style:font-name-asian="Apple SD 산돌고딕 Neo"/>
    </style:style>
    <style:style style:name="P6" style:family="paragraph" style:parent-style-name="Standard" style:list-style-name="L2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Apple SD 산돌고딕 Neo" officeooo:paragraph-rsid="00151cc1" style:font-name-asian="Apple SD 산돌고딕 Neo"/>
    </style:style>
    <style:style style:name="P7" style:family="paragraph" style:parent-style-name="Standard" style:list-style-name="L1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Apple SD 산돌고딕 Neo" officeooo:paragraph-rsid="00151cc1" style:font-name-asian="Apple SD 산돌고딕 Neo"/>
    </style:style>
    <style:style style:name="P8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Apple SD 산돌고딕 Neo" officeooo:paragraph-rsid="00151cc1" style:font-name-asian="Apple SD 산돌고딕 Neo"/>
    </style:style>
    <style:style style:name="P9" style:family="paragraph" style:parent-style-name="Standard" style:list-style-name="L4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Apple SD 산돌고딕 Neo" style:font-name-asian="Apple SD 산돌고딕 Neo"/>
    </style:style>
    <style:style style:name="P10" style:family="paragraph" style:parent-style-name="Standard" style:list-style-name="L4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Apple SD 산돌고딕 Neo" officeooo:paragraph-rsid="00187be5" style:font-name-asian="Apple SD 산돌고딕 Neo"/>
    </style:style>
    <style:style style:name="P11" style:family="paragraph" style:parent-style-name="Standard" style:list-style-name="L4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Apple SD 산돌고딕 Neo" officeooo:paragraph-rsid="0023d75d" style:font-name-asian="Apple SD 산돌고딕 Neo"/>
    </style:style>
    <style:style style:name="P12" style:family="paragraph" style:parent-style-name="Standard" style:list-style-name="L7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Apple SD 산돌고딕 Neo" style:font-name-asian="Apple SD 산돌고딕 Neo"/>
    </style:style>
    <style:style style:name="P13" style:family="paragraph" style:parent-style-name="Standard" style:list-style-name="L9">
      <style:text-properties style:font-name="Apple SD 산돌고딕 Neo" style:font-name-asian="Apple SD 산돌고딕 Neo"/>
    </style:style>
    <style:style style:name="P14" style:family="paragraph" style:parent-style-name="Standard" style:list-style-name="L9">
      <style:text-properties style:font-name="Apple SD 산돌고딕 Neo" officeooo:paragraph-rsid="001f206a" style:font-name-asian="Apple SD 산돌고딕 Neo"/>
    </style:style>
    <style:style style:name="P15" style:family="paragraph" style:parent-style-name="Standard">
      <style:text-properties style:font-name="Apple SD 산돌고딕 Neo" fo:font-size="12pt" style:font-name-asian="Apple SD 산돌고딕 Neo"/>
    </style:style>
    <style:style style:name="P16" style:family="paragraph" style:parent-style-name="Standard" style:list-style-name="L2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Apple SD 산돌고딕 Neo" fo:font-size="12pt" style:font-name-asian="Apple SD 산돌고딕 Neo" style:font-size-asian="12pt" style:font-size-complex="12pt"/>
    </style:style>
    <style:style style:name="P17" style:family="paragraph" style:parent-style-name="Standard" style:list-style-name="L4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Apple SD 산돌고딕 Neo" fo:font-size="12pt" style:font-name-asian="Apple SD 산돌고딕 Neo" style:font-size-asian="12pt" style:font-size-complex="12pt"/>
    </style:style>
    <style:style style:name="P18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Apple SD 산돌고딕 Neo" fo:font-size="15pt" officeooo:rsid="0013f830" officeooo:paragraph-rsid="0013f830" style:font-name-asian="Apple SD 산돌고딕 Neo" style:font-size-asian="15pt" style:font-size-complex="15pt"/>
    </style:style>
    <style:style style:name="P19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Apple SD 산돌고딕 Neo" fo:font-size="15pt" style:font-name-asian="Apple SD 산돌고딕 Neo" style:font-size-asian="15pt" style:font-size-complex="15pt"/>
    </style:style>
    <style:style style:name="P20" style:family="paragraph" style:parent-style-name="Standard" style:list-style-name="L5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Apple SD 산돌고딕 Neo" fo:font-size="13pt" style:font-name-asian="Apple SD 산돌고딕 Neo" style:font-size-asian="13pt" style:font-size-complex="13pt"/>
    </style:style>
    <style:style style:name="P21" style:family="paragraph" style:parent-style-name="Standard" style:list-style-name="L6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Apple SD 산돌고딕 Neo" fo:font-size="13pt" style:font-name-asian="Apple SD 산돌고딕 Neo"/>
    </style:style>
    <style:style style:name="P22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Apple SD 산돌고딕 Neo" fo:font-size="13pt" fo:font-weight="bold" style:font-name-asian="Apple SD 산돌고딕 Neo" style:font-size-asian="13pt" style:font-weight-asian="bold" style:font-size-complex="13pt" style:font-weight-complex="bold"/>
    </style:style>
    <style:style style:name="P23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Apple SD 산돌고딕 Neo" fo:font-weight="bold" style:font-name-asian="Apple SD 산돌고딕 Neo" style:font-weight-asian="bold" style:font-weight-complex="bold"/>
    </style:style>
    <style:style style:name="T1" style:family="text">
      <style:text-properties style:use-window-font-color="true" loext:opacity="0%" style:font-name="Helvetica" fo:font-size="12pt" style:font-size-asian="12pt"/>
    </style:style>
    <style:style style:name="T2" style:family="text">
      <style:text-properties style:use-window-font-color="true" loext:opacity="0%" style:font-name="AppleSDGothicNeo-Regular" fo:font-size="12pt" style:font-size-asian="12pt"/>
    </style:style>
    <style:style style:name="T3" style:family="text">
      <style:text-properties style:use-window-font-color="true" loext:opacity="0%" fo:font-size="12pt" style:font-size-asian="12pt"/>
    </style:style>
    <style:style style:name="T4" style:family="text">
      <style:text-properties style:use-window-font-color="true" loext:opacity="0%" fo:font-size="12pt" officeooo:rsid="0013f830" style:font-size-asian="12pt"/>
    </style:style>
    <style:style style:name="T5" style:family="text">
      <style:text-properties style:use-window-font-color="true" loext:opacity="0%" fo:font-size="12pt" officeooo:rsid="00151cc1" style:font-size-asian="12pt"/>
    </style:style>
    <style:style style:name="T6" style:family="text">
      <style:text-properties style:use-window-font-color="true" loext:opacity="0%" fo:font-size="12pt" officeooo:rsid="00187be5" style:font-size-asian="12pt"/>
    </style:style>
    <style:style style:name="T7" style:family="text">
      <style:text-properties style:use-window-font-color="true" loext:opacity="0%" style:font-name="Apple SD 산돌고딕 Neo" fo:font-size="12pt" style:font-name-asian="Apple SD 산돌고딕 Neo" style:font-size-asian="12pt"/>
    </style:style>
    <style:style style:name="T8" style:family="text">
      <style:text-properties style:use-window-font-color="true" loext:opacity="0%" style:font-name="Apple SD 산돌고딕 Neo" fo:font-size="12pt" officeooo:rsid="001f206a" style:font-name-asian="Apple SD 산돌고딕 Neo" style:font-size-asian="12pt"/>
    </style:style>
    <style:style style:name="T9" style:family="text">
      <style:text-properties style:use-window-font-color="true" loext:opacity="0%"/>
    </style:style>
    <style:style style:name="T10" style:family="text">
      <style:text-properties style:use-window-font-color="true" loext:opacity="0%" officeooo:rsid="00197b76"/>
    </style:style>
    <style:style style:name="T11" style:family="text">
      <style:text-properties style:use-window-font-color="true" loext:opacity="0%" style:font-size-asian="13pt" style:font-size-complex="13pt"/>
    </style:style>
    <style:style style:name="T12" style:family="text">
      <style:text-properties style:use-window-font-color="true" loext:opacity="0%" officeooo:rsid="00197b76" style:font-size-asian="13pt" style:font-size-complex="13pt"/>
    </style:style>
    <style:style style:name="T13" style:family="text">
      <style:text-properties officeooo:rsid="00187be5"/>
    </style:style>
    <style:style style:name="T14" style:family="text">
      <style:text-properties officeooo:rsid="001f8f1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9">&lt;정의&gt;</text:span></text:p>
      <text:p text:style-name="P22"><text:span text:style-name="T9">null</text:span></text:p>
      <text:list xml:id="list2460902605" text:style-name="L2">
        <text:list-item>
          <text:p text:style-name="P5"><text:span text:style-name="T3">object 타입이며, 아직 값이 정해지지 않은 것</text:span></text:p>
        </text:list-item>
        <text:list-item>
          <text:p text:style-name="P16">자료형이 정해진 상태 <text:span text:style-name="T14">= object</text:span></text:p>
        </text:list-item>
        <text:list-item>
          <text:p text:style-name="P5"><text:span text:style-name="T3">원시값(Primitive Type)</text:span></text:p>
        </text:list-item>
        <text:list-item>
          <text:p text:style-name="P5"><text:span text:style-name="T3">어떤 값이 의도적으로 비어있음</text:span></text:p>
        </text:list-item>
        <text:list-item>
          <text:p text:style-name="P5"><text:span text:style-name="T3">어떤 객체도 가리키고 있지 않음</text:span></text:p>
        </text:list-item>
        <text:list-item>
          <text:p text:style-name="P5"><text:span text:style-name="T3">변수를 선언하고 빈 값을 할당한 상태 (빈 객체)</text:span></text:p>
        </text:list-item>
        <text:list-item>
          <text:p text:style-name="P6"><text:span text:style-name="T3">undefined처럼 전역 객체의 속성 중 하나가 아니라 리터럴 값</text:span><text:span text:style-name="T5">(소스코드의 고정된 값)</text:span></text:p>
        </text:list-item>
      </text:list>
      <text:p text:style-name="P2"><text:span text:style-name="T4"/></text:p>
      <text:p text:style-name="P23"><text:span text:style-name="T3">undefined</text:span></text:p>
      <text:list xml:id="list2033822519" text:style-name="L4">
        <text:list-item>
          <text:p text:style-name="P17">자료형<text:span text:style-name="T13">(type)</text:span><text:span text:style-name="T9">이 정해지지 않은 것</text:span></text:p>
        </text:list-item>
        <text:list-item>
          <text:p text:style-name="P10"><text:span text:style-name="T6">값이 지정되지 않은 경우</text:span></text:p>
        </text:list-item>
        <text:list-item>
          <text:p text:style-name="P9"><text:span text:style-name="T3">초기화되지 않은 변수나 존재하지 않는 값에 접근할 때 반환됨</text:span></text:p>
        </text:list-item>
        <text:list-item>
          <text:p text:style-name="P9"><text:span text:style-name="T3">원시값(Primitive Type)</text:span></text:p>
        </text:list-item>
        <text:list-item>
          <text:p text:style-name="P11"><text:span text:style-name="T3">선언한 후에 값을 할당하지 않은 변수나 주어지지 않은 인수에 자동으로 할당됨</text:span></text:p>
        </text:list-item>
        <text:list-item>
          <text:p text:style-name="P11"><text:span text:style-name="T3">var 키워드로 선언한 변수는 암묵적으로 undefined로 초기화됨</text:span></text:p>
        </text:list-item>
      </text:list>
      <text:p text:style-name="P3"/>
      <text:p text:style-name="P19"><text:span text:style-name="T9">&lt;어떨 때 값이 null이 되고 undefined으로 저장되는지&gt;</text:span></text:p>
      <text:p text:style-name="P23"><text:span text:style-name="T3">null을 반환할 경우</text:span></text:p>
      <text:list xml:id="list383753666" text:style-name="L7">
        <text:list-item>
          <text:p text:style-name="P12"><text:span text:style-name="T3">변수에 참조하는 값이 없는 경우</text:span></text:p>
        </text:list-item>
        <text:list-item>
          <text:p text:style-name="P12"><text:span text:style-name="T3">변수에 null을 할당하는 것은 변수가 이전에 참조하던 값을 더 이상 참조하지 않겠다는 의미</text:span></text:p>
        </text:list-item>
        <text:list-item>
          <text:p text:style-name="P12"><text:span text:style-name="T3">null이 빈 참조를 나타내는 데 자주 사용됨</text:span></text:p>
        </text:list-item>
        <text:list-item>
          <text:p text:style-name="P12"><text:span text:style-name="T3">함수가 유효한 값을 반환할 수 없는 경우</text:span></text:p>
        </text:list-item>
      </text:list>
      <text:p text:style-name="P1"><text:span text:style-name="T3"/></text:p>
      <text:p text:style-name="P22"><text:span text:style-name="T9">undefined 반환할 경우</text:span></text:p>
      <text:list xml:id="list2179178067" text:style-name="L9">
        <text:list-item>
          <text:p text:style-name="P13"><text:span text:style-name="T3">값을 할당하지 않은 변수</text:span></text:p>
        </text:list-item>
        <text:list-item>
          <text:p text:style-name="P14"><text:span text:style-name="T3">메서드와 선언에서 변수가 할당받지 않은 경우</text:span></text:p>
        </text:list-item>
        <text:list-item>
          <text:p text:style-name="P14"><text:span text:style-name="T3">함수가 값을 리턴하지 않았을 때</text:span></text:p>
        </text:list-item>
      </text:list>
      <text:p text:style-name="P1"/>
      <text:p text:style-name="P19"><text:span text:style-name="T9">&lt;각 케이스의 코드 상에 저장된 변수가 왜 null/undefined인지 설명&gt;</text:span></text:p>
      <text:list text:style-name="L5">
        <text:list-item>
          <text:p text:style-name="P20"><text:span text:style-name="T9">과제</text:span><text:span text:style-name="T10">2</text:span><text:span text:style-name="T9">_072</text:span><text:span text:style-name="T10">4</text:span><text:span text:style-name="T9">.js</text:span></text:p>
        </text:list-item>
      </text:list>
      <text:p text:style-name="P1"/>
      <text:p text:style-name="P19"><text:span text:style-name="T9">&lt;비교연산자를 활용하여 각각의 케이스에 따라 null/undefined인지 확인하는 코드&gt;</text:span></text:p>
      <text:list text:style-name="L6">
        <text:list-item>
          <text:p text:style-name="P21"><text:span text:style-name="T11">과제</text:span><text:span text:style-name="T12">2</text:span><text:span text:style-name="T11">_072</text:span><text:span text:style-name="T12">4</text:span><text:span text:style-name="T11">.js</text:span></text:p>
        </text:list-item>
      </text:list>
      <text:p text:style-name="P15"/>
      <text:p text:style-name="P8"><text:span text:style-name="T4">[출처]</text:span></text:p>
      <text:list xml:id="list350595584" text:style-name="L1">
        <text:list-item>
          <text:p text:style-name="P7"><text:span text:style-name="T3">강의 교재</text:span></text:p>
        </text:list-item>
        <text:list-item>
          <text:p text:style-name="P4"><text:a xlink:type="simple" xlink:href="https://ko.wikipedia.org/wiki/널_문자" text:style-name="Internet_20_link" text:visited-style-name="Visited_20_Internet_20_Link"><text:span text:style-name="T7">https://ko.wikipedia.org/wiki/널_문자</text:span></text:a></text:p>
        </text:list-item>
        <text:list-item>
          <text:p text:style-name="P4"><text:a xlink:type="simple" xlink:href="https://99geo.tistory.com/69" text:style-name="Internet_20_link" text:visited-style-name="Visited_20_Internet_20_Link"><text:span text:style-name="T7">https://99geo.tistory.com/69</text:span></text:a></text:p>
        </text:list-item>
        <text:list-item>
          <text:p text:style-name="P7"><text:a xlink:type="simple" xlink:href="https://ko.wikipedia.org/wiki/리터럴" text:style-name="Internet_20_link" text:visited-style-name="Visited_20_Internet_20_Link"><text:span text:style-name="T3">https://ko.wikipedia.org/wiki/리터럴</text:span></text:a></text:p>
        </text:list-item>
        <text:list-item>
          <text:p text:style-name="P4"><text:a xlink:type="simple" xlink:href="https://2ssue.github.io/common_questions_for_Web_Developer/docs/Javascript/13_undefined&amp;null.html" text:style-name="Internet_20_link" text:visited-style-name="Visited_20_Internet_20_Link"><text:span text:style-name="T7">https://2ssue.github.io/common_questions_for_Web_Developer/docs/Javascript/13_undefined&amp;null.html</text:span></text:a></text:p>
        </text:list-item>
        <text:list-item>
          <text:p text:style-name="P4"><text:a xlink:type="simple" xlink:href="https://hanamon.kr/javascript-undefined-null-차이점/" text:style-name="Internet_20_link" text:visited-style-name="Visited_20_Internet_20_Link"><text:span text:style-name="T7">https://hanamon.kr/javascript-undefined-null-차이점/</text:span></text:a></text:p>
        </text:list-item>
        <text:list-item>
          <text:p text:style-name="P4"><text:a xlink:type="simple" xlink:href="https://siyoon210.tistory.com/148" text:style-name="Internet_20_link" text:visited-style-name="Visited_20_Internet_20_Link"><text:span text:style-name="T7">https://siyoon210.tistory.com/148</text:span>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ple SD 산돌고딕 Neo" svg:font-family="'Apple SD 산돌고딕 Neo'" style:font-pitch="variable"/>
    <style:font-face style:name="AppleSDGothicNeo-Regular" svg:font-family="AppleSDGothicNeo-Regular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나눔고딕" svg:font-family="나눔고딕" style:font-family-generic="system" style:font-pitch="variable"/>
    <style:font-face style:name="나눔명조" svg:font-family="나눔명조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나눔명조" style:font-size-asian="10.5pt" style:language-asian="ko" style:country-asian="KR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나눔명조" style:font-size-asian="10.5pt" style:language-asian="ko" style:country-asian="KR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나눔고딕" style:font-family-asian="나눔고딕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08:50:54.282931337</meta:creation-date>
    <dc:date>2023-07-25T10:12:27.175454252</dc:date>
    <meta:editing-duration>PT1H21M25S</meta:editing-duration>
    <meta:editing-cycles>16</meta:editing-cycles>
    <meta:generator>LibreOffice/7.5.2.2$MacOSX_AARCH64 LibreOffice_project/53bb9681a964705cf672590721dbc85eb4d0c3a2</meta:generator>
    <meta:document-statistic meta:table-count="0" meta:image-count="0" meta:object-count="0" meta:page-count="1" meta:paragraph-count="38" meta:word-count="491" meta:character-count="1020" meta:non-whitespace-character-count="888"/>
  </office:meta>
</office:document-meta>
</file>